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o mono" svg:font-family="'Ubunto mono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22165a" officeooo:paragraph-rsid="000e1ef6"/>
    </style:style>
    <style:style style:name="P2" style:family="paragraph" style:parent-style-name="Standard">
      <style:text-properties style:font-name="Arial" officeooo:rsid="001af378" officeooo:paragraph-rsid="00024ff5"/>
    </style:style>
    <style:style style:name="P3" style:family="paragraph" style:parent-style-name="Standard">
      <style:text-properties style:font-name="Arial" officeooo:rsid="00135c1d" officeooo:paragraph-rsid="00024ff5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fo:font-weight="bold" officeooo:rsid="00110857" officeooo:paragraph-rsid="00024ff5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" fo:font-weight="bold" officeooo:rsid="00110857" officeooo:paragraph-rsid="00024ff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110857" officeooo:paragraph-rsid="00024ff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officeooo:rsid="00121133" officeooo:paragraph-rsid="00121133" style:font-weight-asian="bold" style:font-weight-complex="bold"/>
    </style:style>
    <style:style style:name="P8" style:family="paragraph" style:parent-style-name="Standard">
      <style:text-properties style:font-name="Arial" officeooo:rsid="00110857" officeooo:paragraph-rsid="00024ff5"/>
    </style:style>
    <style:style style:name="P9" style:family="paragraph" style:parent-style-name="Standard">
      <style:text-properties style:font-name="Arial" officeooo:rsid="00129e1b" officeooo:paragraph-rsid="00024ff5"/>
    </style:style>
    <style:style style:name="P10" style:family="paragraph" style:parent-style-name="Standard">
      <style:text-properties style:font-name="Arial" officeooo:rsid="0014be9f" officeooo:paragraph-rsid="00024ff5"/>
    </style:style>
    <style:style style:name="P11" style:family="paragraph" style:parent-style-name="Standard">
      <style:text-properties style:font-name="Arial" officeooo:rsid="0002b4cc" officeooo:paragraph-rsid="0002b4cc"/>
    </style:style>
    <style:style style:name="P12" style:family="paragraph" style:parent-style-name="Standard">
      <style:text-properties style:font-name="Arial" officeooo:rsid="0002b4cc" officeooo:paragraph-rsid="0013a51f"/>
    </style:style>
    <style:style style:name="P13" style:family="paragraph" style:parent-style-name="Standard">
      <style:text-properties style:font-name="Arial" officeooo:rsid="00053d3d" officeooo:paragraph-rsid="00053d3d"/>
    </style:style>
    <style:style style:name="P14" style:family="paragraph" style:parent-style-name="Standard">
      <style:text-properties style:font-name="Arial" officeooo:rsid="0008845d" officeooo:paragraph-rsid="0008845d"/>
    </style:style>
    <style:style style:name="P15" style:family="paragraph" style:parent-style-name="Standard">
      <style:text-properties style:font-name="Arial" officeooo:rsid="0016b72d" officeooo:paragraph-rsid="0008845d"/>
    </style:style>
    <style:style style:name="P16" style:family="paragraph" style:parent-style-name="Standard">
      <style:text-properties style:font-name="Arial" officeooo:rsid="000929aa" officeooo:paragraph-rsid="000929aa"/>
    </style:style>
    <style:style style:name="P17" style:family="paragraph" style:parent-style-name="Standard">
      <style:text-properties style:font-name="Arial" officeooo:rsid="0009beb4" officeooo:paragraph-rsid="0009beb4"/>
    </style:style>
    <style:style style:name="P18" style:family="paragraph" style:parent-style-name="Standard">
      <style:text-properties style:font-name="Arial" officeooo:rsid="000e1ef6" officeooo:paragraph-rsid="000e1ef6"/>
    </style:style>
    <style:style style:name="P19" style:family="paragraph" style:parent-style-name="Standard">
      <style:text-properties style:font-name="Arial" officeooo:rsid="0029c7f7" officeooo:paragraph-rsid="000e1ef6"/>
    </style:style>
    <style:style style:name="P20" style:family="paragraph" style:parent-style-name="Standard">
      <style:text-properties style:font-name="Arial" fo:font-size="12pt" officeooo:rsid="0002b4cc" officeooo:paragraph-rsid="0002b4cc" style:font-size-asian="10.5pt" style:font-size-complex="12pt"/>
    </style:style>
    <style:style style:name="P21" style:family="paragraph" style:parent-style-name="Standard">
      <style:text-properties style:font-name="Arial" fo:font-size="12pt" officeooo:rsid="0003e717" officeooo:paragraph-rsid="0003e717" style:font-size-asian="10.5pt" style:font-size-complex="12pt"/>
    </style:style>
    <style:style style:name="P22" style:family="paragraph" style:parent-style-name="Standard">
      <style:text-properties style:font-name="Arial" fo:font-size="12pt" officeooo:rsid="00053d3d" officeooo:paragraph-rsid="00053d3d" style:font-size-asian="10.5pt" style:font-size-complex="12pt"/>
    </style:style>
    <style:style style:name="P23" style:family="paragraph" style:parent-style-name="Standard">
      <style:text-properties style:font-name="Arial" fo:font-size="12pt" officeooo:rsid="00072dd1" officeooo:paragraph-rsid="00053d3d" style:font-size-asian="10.5pt" style:font-size-complex="12pt"/>
    </style:style>
    <style:style style:name="P24" style:family="paragraph" style:parent-style-name="Standard">
      <style:text-properties style:font-name="Arial" fo:font-size="12pt" officeooo:rsid="0008845d" officeooo:paragraph-rsid="0008845d" style:font-size-asian="10.5pt" style:font-size-complex="12pt"/>
    </style:style>
    <style:style style:name="P25" style:family="paragraph" style:parent-style-name="Standard">
      <style:text-properties style:font-name="Arial" fo:font-size="12pt" officeooo:rsid="000929aa" officeooo:paragraph-rsid="000929aa" style:font-size-asian="10.5pt" style:font-size-complex="12pt"/>
    </style:style>
    <style:style style:name="P26" style:family="paragraph" style:parent-style-name="Standard">
      <style:text-properties style:font-name="Arial" fo:font-size="12pt" officeooo:rsid="0009beb4" officeooo:paragraph-rsid="0009beb4" style:font-size-asian="10.5pt" style:font-size-complex="12pt"/>
    </style:style>
    <style:style style:name="P27" style:family="paragraph" style:parent-style-name="Standard">
      <style:text-properties style:font-name="Arial" fo:font-size="12pt" officeooo:rsid="0009beb4" officeooo:paragraph-rsid="001bb712" style:font-size-asian="10.5pt" style:font-size-complex="12pt"/>
    </style:style>
    <style:style style:name="P28" style:family="paragraph" style:parent-style-name="Standard">
      <style:text-properties style:font-name="Arial" fo:font-size="12pt" officeooo:rsid="0009beb4" officeooo:paragraph-rsid="000d4e3a" style:font-size-asian="10.5pt" style:font-size-complex="12pt"/>
    </style:style>
    <style:style style:name="P29" style:family="paragraph" style:parent-style-name="Standard">
      <style:text-properties style:font-name="Arial" fo:font-size="12pt" officeooo:rsid="000b8787" officeooo:paragraph-rsid="000b8787" style:font-size-asian="10.5pt" style:font-size-complex="12pt"/>
    </style:style>
    <style:style style:name="P30" style:family="paragraph" style:parent-style-name="Standard">
      <style:text-properties style:font-name="Arial" fo:font-size="12pt" officeooo:rsid="000d4e3a" officeooo:paragraph-rsid="000d4e3a" style:font-size-asian="10.5pt" style:font-size-complex="12pt"/>
    </style:style>
    <style:style style:name="P31" style:family="paragraph" style:parent-style-name="Standard">
      <style:text-properties style:font-name="Arial" fo:font-size="12pt" officeooo:rsid="000e1ef6" officeooo:paragraph-rsid="000e1ef6" style:font-size-asian="10.5pt" style:font-size-complex="12pt"/>
    </style:style>
    <style:style style:name="P32" style:family="paragraph" style:parent-style-name="Standard">
      <style:text-properties style:font-name="Arial" fo:font-size="12pt" officeooo:rsid="0029c7f7" officeooo:paragraph-rsid="000e1ef6" style:font-size-asian="10.5pt" style:font-size-complex="12pt"/>
    </style:style>
    <style:style style:name="P33" style:family="paragraph" style:parent-style-name="Standard">
      <style:text-properties style:font-name="Arial" fo:font-size="12pt" officeooo:rsid="0013a51f" officeooo:paragraph-rsid="0013a51f" style:font-size-asian="10.5pt" style:font-size-complex="12pt"/>
    </style:style>
    <style:style style:name="P34" style:family="paragraph" style:parent-style-name="Standard">
      <style:text-properties style:font-name="Arial" fo:font-size="12pt" officeooo:rsid="0015bf9d" officeooo:paragraph-rsid="0015bf9d" style:font-size-asian="10.5pt" style:font-size-complex="12pt"/>
    </style:style>
    <style:style style:name="P35" style:family="paragraph" style:parent-style-name="Standard">
      <style:text-properties style:font-name="Arial" fo:font-size="12pt" officeooo:rsid="0017375e" officeooo:paragraph-rsid="0017375e" style:font-size-asian="10.5pt" style:font-size-complex="12pt"/>
    </style:style>
    <style:style style:name="P36" style:family="paragraph" style:parent-style-name="Standard">
      <style:text-properties style:font-name="Arial" fo:font-size="12pt" officeooo:rsid="00185837" officeooo:paragraph-rsid="00185837" style:font-size-asian="10.5pt" style:font-size-complex="12pt"/>
    </style:style>
    <style:style style:name="P37" style:family="paragraph" style:parent-style-name="Standard">
      <style:text-properties style:font-name="Arial" fo:font-size="12pt" officeooo:rsid="00198526" officeooo:paragraph-rsid="00198526" style:font-size-asian="10.5pt" style:font-size-complex="12pt"/>
    </style:style>
    <style:style style:name="P38" style:family="paragraph" style:parent-style-name="Standard">
      <style:text-properties style:font-name="Arial" fo:font-size="12pt" officeooo:rsid="001a81ce" officeooo:paragraph-rsid="001a81ce" style:font-size-asian="10.5pt" style:font-size-complex="12pt"/>
    </style:style>
    <style:style style:name="P39" style:family="paragraph" style:parent-style-name="Standard">
      <style:text-properties style:font-name="Arial" fo:font-size="12pt" officeooo:rsid="001bb712" officeooo:paragraph-rsid="001bb712" style:font-size-asian="10.5pt" style:font-size-complex="12pt"/>
    </style:style>
    <style:style style:name="P40" style:family="paragraph" style:parent-style-name="Standard">
      <style:text-properties style:font-name="Arial" fo:font-size="12pt" officeooo:rsid="0019a41d" officeooo:paragraph-rsid="001bb712" style:font-size-asian="10.5pt" style:font-size-complex="12pt"/>
    </style:style>
    <style:style style:name="P41" style:family="paragraph" style:parent-style-name="Standard">
      <style:text-properties style:font-name="Arial" fo:font-size="12pt" officeooo:rsid="0027a8cc" officeooo:paragraph-rsid="001bb712" style:font-size-asian="10.5pt" style:font-size-complex="12pt"/>
    </style:style>
    <style:style style:name="P42" style:family="paragraph" style:parent-style-name="Standard">
      <style:text-properties style:font-name="Arial" fo:font-size="12pt" officeooo:rsid="0018d4eb" officeooo:paragraph-rsid="001bb712" style:font-size-asian="10.5pt" style:font-size-complex="12pt"/>
    </style:style>
    <style:style style:name="P43" style:family="paragraph" style:parent-style-name="Standard">
      <style:text-properties style:font-name="Arial" fo:font-size="12pt" officeooo:rsid="001bbe44" officeooo:paragraph-rsid="001bd7a8" style:font-size-asian="10.5pt" style:font-size-complex="12pt"/>
    </style:style>
    <style:style style:name="P44" style:family="paragraph" style:parent-style-name="Standard">
      <style:text-properties style:font-name="Arial" fo:font-size="12pt" officeooo:rsid="001db681" officeooo:paragraph-rsid="001bd7a8" style:font-size-asian="10.5pt" style:font-size-complex="12pt"/>
    </style:style>
    <style:style style:name="P45" style:family="paragraph" style:parent-style-name="Standard">
      <style:text-properties style:font-name="Arial" fo:font-size="12pt" officeooo:rsid="001bd7a8" officeooo:paragraph-rsid="001bd7a8" style:font-size-asian="10.5pt" style:font-size-complex="12pt"/>
    </style:style>
    <style:style style:name="P46" style:family="paragraph" style:parent-style-name="Standard">
      <style:text-properties style:font-name="Arial" fo:font-size="12pt" officeooo:rsid="001eec6a" officeooo:paragraph-rsid="001bd7a8" style:font-size-asian="10.5pt" style:font-size-complex="12pt"/>
    </style:style>
    <style:style style:name="P47" style:family="paragraph" style:parent-style-name="Standard">
      <style:text-properties style:font-name="Arial" officeooo:rsid="0013a51f" officeooo:paragraph-rsid="0013a51f"/>
    </style:style>
    <style:style style:name="P48" style:family="paragraph" style:parent-style-name="Standard">
      <style:text-properties style:font-name="Arial" officeooo:rsid="001a81ce" officeooo:paragraph-rsid="001a81ce"/>
    </style:style>
    <style:style style:name="P49" style:family="paragraph" style:parent-style-name="Standard">
      <style:text-properties style:font-name="Ubuntu Mono" fo:font-size="10pt" officeooo:rsid="000d6ff1" officeooo:paragraph-rsid="0009beb4" style:font-size-asian="10pt" style:font-size-complex="10pt"/>
    </style:style>
    <style:style style:name="P50" style:family="paragraph" style:parent-style-name="Standard">
      <style:text-properties style:font-name="Ubuntu Mono" fo:font-size="10pt" officeooo:rsid="0002b4cc" officeooo:paragraph-rsid="0013a51f" style:font-size-asian="10pt" style:font-size-complex="10pt"/>
    </style:style>
    <style:style style:name="P51" style:family="paragraph" style:parent-style-name="Standard">
      <style:text-properties style:font-name="Comic Sans MS" fo:font-size="10pt" officeooo:rsid="000fc961" officeooo:paragraph-rsid="0013a51f" style:font-size-asian="10pt" style:font-size-complex="10pt"/>
    </style:style>
    <style:style style:name="P52" style:family="paragraph" style:parent-style-name="Standard">
      <style:text-properties style:font-name="Comic Sans MS" fo:font-size="10pt" officeooo:rsid="000f5a4c" officeooo:paragraph-rsid="0013a51f" style:font-size-asian="10pt" style:font-size-complex="10pt"/>
    </style:style>
    <style:style style:name="P53" style:family="paragraph" style:parent-style-name="Standard">
      <style:paragraph-properties fo:text-align="center" style:justify-single-word="false" fo:break-before="page"/>
      <style:text-properties style:font-name="Arial" fo:font-size="22pt" fo:font-weight="bold" officeooo:rsid="00110857" officeooo:paragraph-rsid="00024ff5" style:font-size-asian="22pt" style:font-weight-asian="bold" style:font-size-complex="22pt" style:font-weight-complex="bold"/>
    </style:style>
    <style:style style:name="P54" style:family="paragraph" style:parent-style-name="Standard">
      <style:paragraph-properties fo:break-before="page"/>
      <style:text-properties style:font-name="Arial" officeooo:rsid="00024ff5" officeooo:paragraph-rsid="0002b4cc"/>
    </style:style>
    <style:style style:name="P55" style:family="paragraph" style:parent-style-name="Standard">
      <style:paragraph-properties fo:break-before="page"/>
      <style:text-properties style:font-name="Arial" officeooo:rsid="0009beb4" officeooo:paragraph-rsid="0009beb4"/>
    </style:style>
    <style:style style:name="P56" style:family="paragraph" style:parent-style-name="Standard">
      <style:paragraph-properties fo:break-before="page"/>
      <style:text-properties style:font-name="Arial" fo:font-size="12pt" officeooo:rsid="00053d3d" officeooo:paragraph-rsid="00053d3d" style:font-size-asian="10.5pt" style:font-size-complex="12pt"/>
    </style:style>
    <style:style style:name="P57" style:family="paragraph" style:parent-style-name="Standard">
      <style:paragraph-properties fo:break-before="page"/>
      <style:text-properties style:font-name="Arial" fo:font-size="12pt" officeooo:rsid="000929aa" officeooo:paragraph-rsid="000929aa" style:font-size-asian="10.5pt" style:font-size-complex="12pt"/>
    </style:style>
    <style:style style:name="P58" style:family="paragraph" style:parent-style-name="Standard">
      <style:paragraph-properties fo:break-before="page"/>
      <style:text-properties style:font-name="Arial" officeooo:rsid="000d4e3a" officeooo:paragraph-rsid="000d4e3a"/>
    </style:style>
    <style:style style:name="P59" style:family="paragraph" style:parent-style-name="Standard">
      <style:text-properties style:font-name="Arial" fo:font-size="12pt" officeooo:rsid="00185837" officeooo:paragraph-rsid="00185837" fo:background-color="#ffff00" style:font-size-asian="10.5pt" style:font-size-complex="12pt"/>
    </style:style>
    <style:style style:name="P60" style:family="paragraph" style:parent-style-name="Standard">
      <style:text-properties style:font-name="Arial" fo:font-size="12pt" officeooo:rsid="000929aa" officeooo:paragraph-rsid="0008845d" style:font-size-asian="10.5pt" style:font-size-complex="12pt"/>
    </style:style>
    <style:style style:name="P61" style:family="paragraph" style:parent-style-name="Standard">
      <style:text-properties style:font-name="Arial" fo:font-size="12pt" officeooo:rsid="000929aa" officeooo:paragraph-rsid="000929aa" style:font-size-asian="10.5pt" style:font-size-complex="12pt"/>
    </style:style>
    <style:style style:name="P62" style:family="paragraph" style:parent-style-name="Standard">
      <style:text-properties style:font-name="Arial" fo:font-size="12pt" officeooo:rsid="001a81ce" officeooo:paragraph-rsid="001a81ce" style:font-size-asian="10.5pt" style:font-size-complex="12pt"/>
    </style:style>
    <style:style style:name="P63" style:family="paragraph" style:parent-style-name="Standard">
      <style:text-properties style:font-name="Arial" fo:font-size="12pt" officeooo:rsid="000d4e3a" officeooo:paragraph-rsid="000d4e3a" style:font-size-asian="10.5pt" style:font-size-complex="12pt"/>
    </style:style>
    <style:style style:name="P64" style:family="paragraph" style:parent-style-name="Standard">
      <style:text-properties style:font-name="Arial" fo:font-size="12pt" officeooo:rsid="000e1ef6" officeooo:paragraph-rsid="001ff790" style:font-size-asian="10.5pt" style:font-size-complex="12pt"/>
    </style:style>
    <style:style style:name="P65" style:family="paragraph" style:parent-style-name="Standard">
      <style:text-properties style:font-name="Arial" fo:font-size="12pt" officeooo:rsid="000e1ef6" officeooo:paragraph-rsid="000e1ef6" style:font-size-asian="10.5pt" style:font-size-complex="12pt"/>
    </style:style>
    <style:style style:name="P66" style:family="paragraph" style:parent-style-name="Standard">
      <style:text-properties style:font-name="Arial" fo:font-size="12pt" officeooo:rsid="0017375e" officeooo:paragraph-rsid="0020b115" style:font-size-asian="10.5pt" style:font-size-complex="12pt"/>
    </style:style>
    <style:style style:name="P67" style:family="paragraph" style:parent-style-name="Standard">
      <style:text-properties style:font-name="Arial" fo:font-size="12pt" officeooo:rsid="0020b115" officeooo:paragraph-rsid="0020b115" style:font-size-asian="10.5pt" style:font-size-complex="12pt"/>
    </style:style>
    <style:style style:name="P68" style:family="paragraph" style:parent-style-name="Standard">
      <style:text-properties style:font-name="Arial" fo:font-size="12pt" officeooo:rsid="0018d4eb" officeooo:paragraph-rsid="001bb712" style:font-size-asian="10.5pt" style:font-size-complex="12pt"/>
    </style:style>
    <style:style style:name="P69" style:family="paragraph" style:parent-style-name="Standard">
      <style:text-properties style:font-name="Arial" fo:font-size="12pt" officeooo:rsid="0020bbe7" officeooo:paragraph-rsid="0020bbe7" style:font-size-asian="10.5pt" style:font-size-complex="12pt"/>
    </style:style>
    <style:style style:name="P70" style:family="paragraph" style:parent-style-name="Standard">
      <style:text-properties style:font-name="Arial" officeooo:rsid="0008845d" officeooo:paragraph-rsid="0008845d"/>
    </style:style>
    <style:style style:name="P71" style:family="paragraph" style:parent-style-name="Standard">
      <style:paragraph-properties fo:break-before="page"/>
      <style:text-properties style:font-name="Arial" officeooo:rsid="0008845d" officeooo:paragraph-rsid="0008845d"/>
    </style:style>
    <style:style style:name="T1" style:family="text">
      <style:text-properties officeooo:rsid="00129e1b"/>
    </style:style>
    <style:style style:name="T2" style:family="text">
      <style:text-properties officeooo:rsid="00135c1d"/>
    </style:style>
    <style:style style:name="T3" style:family="text">
      <style:text-properties officeooo:rsid="0024e9f9"/>
    </style:style>
    <style:style style:name="T4" style:family="text">
      <style:text-properties officeooo:rsid="0022165a"/>
    </style:style>
    <style:style style:name="T5" style:family="text">
      <style:text-properties style:font-name="Ubuntu Mono" fo:font-size="10pt" officeooo:rsid="0024e9f9" style:font-size-asian="10pt" style:font-size-complex="10pt"/>
    </style:style>
    <style:style style:name="T6" style:family="text">
      <style:text-properties style:font-name="Ubuntu Mono" fo:font-size="10pt" officeooo:rsid="0008845d" style:font-size-asian="10pt" style:font-size-complex="10pt"/>
    </style:style>
    <style:style style:name="T7" style:family="text">
      <style:text-properties fo:font-size="12pt" style:font-size-asian="10.5pt" style:font-size-complex="12pt"/>
    </style:style>
    <style:style style:name="T8" style:family="text">
      <style:text-properties fo:font-size="12pt" officeooo:rsid="00072dd1" style:font-size-asian="10.5pt" style:font-size-complex="12pt"/>
    </style:style>
    <style:style style:name="T9" style:family="text">
      <style:text-properties fo:font-size="12pt" officeooo:rsid="000929aa" style:font-size-asian="10.5pt" style:font-size-complex="12pt"/>
    </style:style>
    <style:style style:name="T10" style:family="text">
      <style:text-properties fo:font-size="12pt" officeooo:rsid="000b8787" style:font-size-asian="10.5pt" style:font-size-complex="12pt"/>
    </style:style>
    <style:style style:name="T11" style:family="text">
      <style:text-properties fo:font-size="12pt" officeooo:rsid="000d6ff1" style:font-size-asian="10.5pt" style:font-size-complex="12pt"/>
    </style:style>
    <style:style style:name="T12" style:family="text">
      <style:text-properties fo:font-size="12pt" officeooo:rsid="001bd7a8" style:font-size-asian="10.5pt" style:font-size-complex="12pt"/>
    </style:style>
    <style:style style:name="T13" style:family="text">
      <style:text-properties fo:font-size="12pt" officeooo:rsid="001f303d" style:font-size-asian="10.5pt" style:font-size-complex="12pt"/>
    </style:style>
    <style:style style:name="T14" style:family="text">
      <style:text-properties fo:font-size="12pt" officeooo:rsid="001ff790" style:font-size-asian="10.5pt" style:font-size-complex="12pt"/>
    </style:style>
    <style:style style:name="T15" style:family="text">
      <style:text-properties fo:font-size="12pt" fo:background-color="#ffff00" loext:char-shading-value="0" style:font-size-asian="10.5pt" style:font-size-complex="12pt"/>
    </style:style>
    <style:style style:name="T16" style:family="text">
      <style:text-properties fo:font-size="12pt" fo:font-weight="bold" style:font-size-asian="10.5pt" style:font-weight-asian="bold" style:font-size-complex="12pt" style:font-weight-complex="bold"/>
    </style:style>
    <style:style style:name="T17" style:family="text">
      <style:text-properties officeooo:rsid="000e1ef6"/>
    </style:style>
    <style:style style:name="T18" style:family="text">
      <style:text-properties officeooo:rsid="000e8179"/>
    </style:style>
    <style:style style:name="T19" style:family="text">
      <style:text-properties officeooo:rsid="000eeac7"/>
    </style:style>
    <style:style style:name="T20" style:family="text">
      <style:text-properties officeooo:rsid="000f096d"/>
    </style:style>
    <style:style style:name="T21" style:family="text">
      <style:text-properties fo:background-color="#ffff00" loext:char-shading-value="0"/>
    </style:style>
    <style:style style:name="T22" style:family="text">
      <style:text-properties officeooo:rsid="0010769f" fo:background-color="#ffff00" loext:char-shading-value="0"/>
    </style:style>
    <style:style style:name="T23" style:family="text">
      <style:text-properties officeooo:rsid="000f096d" fo:background-color="#ffff00" loext:char-shading-value="0"/>
    </style:style>
    <style:style style:name="T24" style:family="text">
      <style:text-properties officeooo:rsid="0017375e" fo:background-color="#ffff00" loext:char-shading-value="0"/>
    </style:style>
    <style:style style:name="T25" style:family="text">
      <style:text-properties officeooo:rsid="0020b115" fo:background-color="#ffff00" loext:char-shading-value="0"/>
    </style:style>
    <style:style style:name="T26" style:family="text">
      <style:text-properties officeooo:rsid="0010769f"/>
    </style:style>
    <style:style style:name="T27" style:family="text">
      <style:text-properties officeooo:rsid="00129c65"/>
    </style:style>
    <style:style style:name="T28" style:family="text">
      <style:text-properties officeooo:rsid="0019cabe"/>
    </style:style>
    <style:style style:name="T29" style:family="text">
      <style:text-properties officeooo:rsid="0015bf9d"/>
    </style:style>
    <style:style style:name="T30" style:family="text">
      <style:text-properties officeooo:rsid="0017375e"/>
    </style:style>
    <style:style style:name="T31" style:family="text">
      <style:text-properties officeooo:rsid="00198526"/>
    </style:style>
    <style:style style:name="T32" style:family="text">
      <style:text-properties officeooo:rsid="001a81ce"/>
    </style:style>
    <style:style style:name="T33" style:family="text">
      <style:text-properties officeooo:rsid="001bb712"/>
    </style:style>
    <style:style style:name="T34" style:family="text">
      <style:text-properties officeooo:rsid="0019a41d"/>
    </style:style>
    <style:style style:name="T35" style:family="text">
      <style:text-properties officeooo:rsid="001bd7a8"/>
    </style:style>
    <style:style style:name="T36" style:family="text">
      <style:text-properties officeooo:rsid="001f303d"/>
    </style:style>
    <style:style style:name="T37" style:family="text">
      <style:text-properties officeooo:rsid="001ff790"/>
    </style:style>
    <style:style style:name="T38" style:family="text">
      <style:text-properties style:font-name="Ubunto mono" fo:font-size="10pt" style:font-size-asian="10pt" style:font-size-complex="10pt"/>
    </style:style>
    <style:style style:name="T39" style:family="text">
      <style:text-properties officeooo:rsid="0020bbe7"/>
    </style:style>
    <style:style style:name="T40" style:family="text">
      <style:text-properties officeooo:rsid="0022999f"/>
    </style:style>
    <style:style style:name="T41" style:family="text">
      <style:text-properties officeooo:rsid="002372af"/>
    </style:style>
    <style:style style:name="T42" style:family="text">
      <style:text-properties officeooo:rsid="0023d810"/>
    </style:style>
    <style:style style:name="T43" style:family="text">
      <style:text-properties officeooo:rsid="00248b8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2021 Fall CPSC 240-<text:span text:style-name="T18">3 </text:span><text:span text:style-name="T27">Answers</text:span></text:p>
      <text:p text:style-name="P4">Midterm Concepts Test #1</text:p>
      <text:p text:style-name="P6">2<text:span text:style-name="T18">8</text:span> Sept 2021: <text:span text:style-name="T1">1</text:span><text:span text:style-name="T18">1</text:span>:<text:span text:style-name="T18">3</text:span>0<text:span text:style-name="T18">a</text:span>m – <text:span text:style-name="T19">3</text:span>:<text:span text:style-name="T20">3</text:span>0pm</text:p>
      <text:p text:style-name="P7">Take Home Test</text:p>
      <text:p text:style-name="P8"/>
      <text:p text:style-name="P8"/>
      <text:p text:style-name="P5">Read me</text:p>
      <text:p text:style-name="P8"/>
      <text:p text:style-name="P8">Place your answers in the space following each question.</text:p>
      <text:p text:style-name="P8"/>
      <text:p text:style-name="P8">Place your name in the test either in this front page or on the last page or both.</text:p>
      <text:p text:style-name="P8"/>
      <text:p text:style-name="P8">Near <text:span text:style-name="T20">3</text:span><text:span text:style-name="T19">:</text:span><text:span text:style-name="T20">2</text:span>0pm begin to save your test document in either odt, or doc, or docx format.</text:p>
      <text:p text:style-name="P8"/>
      <text:p text:style-name="P8">Before <text:span text:style-name="T22">3</text:span><text:span text:style-name="T21">:</text:span><text:span text:style-name="T23">2</text:span><text:span text:style-name="T21">9</text:span>pm send your document as an attachment to me: <text:s/>holliday@fullerton.edu</text:p>
      <text:p text:style-name="P8"/>
      <text:p text:style-name="P8">If you encounter a question where you feel that you must guess an answer then place the word “Blank” in the space for the answer and you will receive <text:span text:style-name="T21">20%</text:span> of the credit for that question.</text:p>
      <text:p text:style-name="P8"/>
      <text:p text:style-name="P9">If the answer space is empty then the points for that question are zero.</text:p>
      <text:p text:style-name="P8"/>
      <text:p text:style-name="P9">You may use any word processing tool at your disposal provided it can save files in one of the three accepted formats.</text:p>
      <text:p text:style-name="P9"/>
      <text:p text:style-name="P9">If your computer has no word processor program then try Google Docs, which saves files in every format ever created on this planet.</text:p>
      <text:p text:style-name="P9"/>
      <text:p text:style-name="P9">The total point value of this test is 100 points, which is one-sixth of your course grade.</text:p>
      <text:p text:style-name="P9"/>
      <text:p text:style-name="P9">Every effort has been made to create unambiguous question<text:span text:style-name="T2">s</text:span>. <text:s/><text:span text:style-name="T2">If a question is truly ambiguous send me ordinary email or a chat message to ask for clarification. <text:s/>I will be at computer during the test </text:span><text:span text:style-name="T3">period</text:span><text:span text:style-name="T2"> probably answering the backlog of email.</text:span></text:p>
      <text:p text:style-name="P9"/>
      <text:p text:style-name="P10">This is an open note test. <text:s/>Use any tools that work for you <text:span text:style-name="T4">such as</text:span>: </text:p>
      <text:p text:style-name="P10"><text:tab/>recordings of lectures</text:p>
      <text:p text:style-name="P10"><text:tab/>class notes</text:p>
      <text:p text:style-name="P10"><text:tab/>ebooks</text:p>
      <text:p text:style-name="P10"><text:tab/>calculators</text:p>
      <text:p text:style-name="P10"><text:tab/>internet</text:p>
      <text:p text:style-name="P9"/>
      <text:p text:style-name="P9"/>
      <text:p text:style-name="P9"/>
      <text:p text:style-name="P9"/>
      <text:p text:style-name="P9"/>
      <text:p text:style-name="P3">Proceed to the next page.</text:p>
      <text:p text:style-name="P2"/>
      <text:p text:style-name="P54">1. <text:s/>The following integer number is known to be in little endian format.</text:p>
      <text:p text:style-name="P11"><text:tab/>0XA755 81D4 63B3 8E90</text:p>
      <text:p text:style-name="P11">In this environment the standard order is from left to right. <text:s/>Show the same number in big endian format. <text:s text:c="2"/><text:span text:style-name="T36">[3]</text:span></text:p>
      <text:p text:style-name="P11"/>
      <text:p text:style-name="P47">Answer: 0x <text:s/>908E <text:s/>B363 <text:s/>D481 <text:s/>55A7</text:p>
      <text:p text:style-name="P11"/>
      <text:p text:style-name="P11"/>
      <text:p text:style-name="P11"/>
      <text:p text:style-name="P11"/>
      <text:p text:style-name="P12">2. <text:s/>Explain to a philosophy major in non-technical terms what is LSB. <text:s text:c="2"/><text:span text:style-name="T36">[3]</text:span></text:p>
      <text:p text:style-name="P50">[When this question is graded the professor will pretend to know only what a philosophy major knows.]</text:p>
      <text:p text:style-name="P20"/>
      <text:p text:style-name="P52">Hello Philosophy Major</text:p>
      <text:p text:style-name="P52">I hear you got paid in paper currency in your high-paying job last week.</text:p>
      <text:p text:style-name="P52">Oh yes, it was a big pile of US paper money. <text:s/>It was heavy to carry all of that cash.</text:p>
      <text:p text:style-name="P52">You know Mr Major, suppose you sorted the cash with the 100 dollar notes on top of a stack and the low valued notes on the bottom of the stack.</text:p>
      <text:p text:style-name="P52">Because the stack weighs a lot you discard the one-dollar notes from the bottom of the stack.</text:p>
      <text:p text:style-name="P51">Sure I did that last week.</text:p>
      <text:p text:style-name="P51">Well, you just through away the LSBs. <text:s/>We in computer science are usually try to find our LSBs.</text:p>
      <text:p text:style-name="P51">Oh, I get it. <text:s/>You<text:span text:style-name="T28">r</text:span> LSB is my worthless money.</text:p>
      <text:p text:style-name="P20"/>
      <text:p text:style-name="P20"/>
      <text:p text:style-name="P20"/>
      <text:p text:style-name="P20"/>
      <text:p text:style-name="P20">3. <text:s/>What is a key purpose for having cache in a computer? <text:s text:c="2"/><text:span text:style-name="T36">[3]</text:span></text:p>
      <text:p text:style-name="P20"/>
      <text:p text:style-name="P33">Answer: <text:s/>In one word “speed”. <text:s/>By keeping frequently used data inside the CPU itself the program does not have to make a “slow” fetch of data from memory. <text:s/>Cache is inside the microprocessor itself.</text:p>
      <text:p text:style-name="P20"/>
      <text:p text:style-name="P20"/>
      <text:p text:style-name="P20"/>
      <text:p text:style-name="P20"/>
      <text:p text:style-name="P21">4. <text:s/>How many bytes are in the entire big register xmm8? <text:s text:c="2"/><text:span text:style-name="T36">[3]</text:span></text:p>
      <text:p text:style-name="P21"/>
      <text:p text:style-name="P33">Answer: <text:s/>16 bytes</text:p>
      <text:p text:style-name="P21"/>
      <text:p text:style-name="P21"/>
      <text:p text:style-name="P21"/>
      <text:p text:style-name="P21"/>
      <text:p text:style-name="P21">5. <text:s/>Suppose you are working with twos complement integers in dword size registers. <text:s/>What is the smallest integer possible. <text:s/>Give the answer in hex. <text:s/><text:span text:style-name="T36">[5]</text:span></text:p>
      <text:p text:style-name="P21"/>
      <text:p text:style-name="P33">Answer: <text:s text:c="2"/>0x8000 0000</text:p>
      <text:p text:style-name="P21"/>
      <text:p text:style-name="P21"/>
      <text:p text:style-name="P56">6. <text:s/>Let’s say you created a fantastic game app called Extreme Hang Gliding 4.0. <text:s/>You decided <text:span text:style-name="T29">to</text:span> go open source with your new game. <text:s/>What license should you put on your game. <text:s text:c="2"/><text:span text:style-name="T36">[3]</text:span></text:p>
      <text:p text:style-name="P22"/>
      <text:p text:style-name="P34">Answer: <text:s/>GPL3.0</text:p>
      <text:p text:style-name="P22"/>
      <text:p text:style-name="P22"/>
      <text:p text:style-name="P22"/>
      <text:p text:style-name="P22"/>
      <text:p text:style-name="P13"><text:span text:style-name="T7">7. <text:s/>Suppose you discovered how </text:span><text:span text:style-name="T8">to</text:span><text:span text:style-name="T7"> run your cpu at 8.0 GHz and still keep the temperature under 45° </text:span><text:span text:style-name="T8">Celsius. <text:s/>You write all the step-by-step instructions of how to do it into a mini-ebook. You want to post your document for others who might be interested, but you don’t want someone else to make a profit from your intellectual property. <text:s/>What license do you put on your mini ebook? <text:s text:c="2"/></text:span><text:span text:style-name="T13">[3]</text:span></text:p>
      <text:p text:style-name="P23"/>
      <text:p text:style-name="P34">Answer: Creative Commons</text:p>
      <text:p text:style-name="P23"/>
      <text:p text:style-name="P34">A Complete answer is Creative Commons with restriction NC</text:p>
      <text:p text:style-name="P34"/>
      <text:p text:style-name="P34">Note: <text:s/>The author of our class textbook used Creative Commons with restrictions BY NC SA.</text:p>
      <text:p text:style-name="P23"/>
      <text:p text:style-name="P23"/>
      <text:p text:style-name="P23"/>
      <text:p text:style-name="P23"/>
      <text:p text:style-name="P14"><text:span text:style-name="T8">8 <text:s/></text:span><text:span text:style-name="T7">What is -1765 in a quadword register. <text:s/></text:span><text:span text:style-name="T13"><text:s/>[5]</text:span></text:p>
      <text:p text:style-name="P15"><text:span text:style-name="T5">[Plugging this into a calculator </text:span><text:span text:style-name="T6">wins</text:span><text:span text:style-name="T5"> no points. <text:s/>You must show me a large portion of your mathematical work. <text:s/>There should be sufficient math to convince me you know what you’re doing.]</text:span></text:p>
      <text:p text:style-name="P23"/>
      <text:p text:style-name="P34">Answer: <text:s/>First we work on the absolute value, namely: 1765. We will use the algorithm of successive division by 2.</text:p>
      <text:p text:style-name="P23"/>
      <text:p text:style-name="P34">1765/2 = <text:span text:style-name="T30">882+r1</text:span></text:p>
      <text:p text:style-name="P35">882/2 = <text:s text:c="2"/>441R0</text:p>
      <text:p text:style-name="P35">441/2 = <text:s text:c="2"/>220R1</text:p>
      <text:p text:style-name="P35">220/2 = <text:s text:c="2"/>110R0</text:p>
      <text:p text:style-name="P35">110/2 = <text:s text:c="3"/>55R0</text:p>
      <text:p text:style-name="P35">55/2 = <text:s text:c="5"/>27R1</text:p>
      <text:p text:style-name="P35">27/2 = <text:s text:c="5"/>13R1</text:p>
      <text:p text:style-name="P35">13/2 = <text:s text:c="6"/>6R1</text:p>
      <text:p text:style-name="P35">6/2 = <text:s text:c="8"/>3R0</text:p>
      <text:p text:style-name="P35">3/2 = <text:s text:c="8"/>1R1</text:p>
      <text:p text:style-name="P35">1/2 = <text:s text:c="8"/>0R1</text:p>
      <text:p text:style-name="P35">0/2 = <text:s text:c="8"/>0R0</text:p>
      <text:p text:style-name="P35">0/2 = <text:s text:c="8"/>0R0</text:p>
      <text:p text:style-name="P35">Repeats</text:p>
      <text:p text:style-name="P22"/>
      <text:p text:style-name="P66">Therefore, +1765 = </text:p>
      <text:p text:style-name="P67">0000 0000 0000 0000 0000 0000 0000 0000 <text:span text:style-name="T30">0000 0000 0000 0000 0000 0110 1110 0101</text:span></text:p>
      <text:p text:style-name="P35"/>
      <text:p text:style-name="P35">Compute the complement of each bit:</text:p>
      <text:p text:style-name="P35"><text:soft-page-break/></text:p>
      <text:p text:style-name="P66">Complement = <text:s/></text:p>
      <text:p text:style-name="P67">1111 <text:s/>1111 <text:s/>1111 <text:s/>1111 <text:s/>1111 <text:s/>1111 <text:s/>1111 <text:s/>1111 <text:s/><text:span text:style-name="T30">1111 <text:s/>1111 <text:s/>1111 <text:s/>1111 <text:s/>1111 <text:s/>1001 <text:s/>0001 <text:s/>1010</text:span></text:p>
      <text:p text:style-name="P35"/>
      <text:p text:style-name="P66">Next add 1: <text:s/>-1765 = </text:p>
      <text:p text:style-name="P67"><text:span text:style-name="T21">1111 <text:s/>1111 <text:s/>1111 <text:s/>1111 <text:s/>1111 <text:s/>1111 <text:s/>1111 <text:s/>1111 <text:s/></text:span><text:span text:style-name="T24">1111 <text:s/>1111 <text:s/>1111 <text:s/>1111 <text:s/>1111 <text:s/>1001 <text:s/>0001 <text:s/>1011</text:span></text:p>
      <text:p text:style-name="P35"/>
      <text:p text:style-name="P36">In hex the answer is -1765 = <text:span text:style-name="T21">0x</text:span><text:span text:style-name="T25">FFFF <text:s/>FFFF <text:s/></text:span><text:span text:style-name="T21">FFFF <text:s/>F91B</text:span></text:p>
      <text:p text:style-name="P59"/>
      <text:p text:style-name="P59"/>
      <text:p text:style-name="P59"/>
      <text:p text:style-name="P59"/>
      <text:p text:style-name="P24">9. <text:s/>We have seen the prefix extern “C” used in programming during this course. <text:s/>What is the rule that governs when to use that prefix and when not to use it? <text:s text:c="2"/><text:span text:style-name="T36">[4]</text:span></text:p>
      <text:p text:style-name="P24"/>
      <text:p text:style-name="P36">Answer:</text:p>
      <text:p text:style-name="P36"/>
      <text:p text:style-name="P36">1. <text:s/>The prefix must be used only in source files that will be compiled by a C++ compiler.</text:p>
      <text:p text:style-name="P36"/>
      <text:p text:style-name="P36">2 <text:s/>The prefix must be place on the left side of the prototype of th<text:span text:style-name="T31">e given function; not on the left side of the body of the function.</text:span></text:p>
      <text:p text:style-name="P24"/>
      <text:p text:style-name="P24"/>
      <text:p text:style-name="P24"/>
      <text:p text:style-name="P24"/>
      <text:p text:style-name="P24">10. <text:s/>When the ALU is finished working on a specific instruction how does it know what to do next? <text:s text:c="2"/><text:span text:style-name="T36">[4]</text:span></text:p>
      <text:p text:style-name="P24"/>
      <text:p text:style-name="P37">Answer: <text:s/>The ALU fetches the value currently stored in rip. <text:s/>Using that value as a memory address the ALU retrieves the data stored there and uses that retrieved data as an instruction to be executed.</text:p>
      <text:p text:style-name="P24"/>
      <text:p text:style-name="P24"/>
      <text:p text:style-name="P24"/>
      <text:p text:style-name="P24"/>
      <text:p text:style-name="P24">11. <text:s/>What benefit does having cache provide us? <text:s text:c="2"/><text:span text:style-name="T36">[4]</text:span></text:p>
      <text:p text:style-name="P24"/>
      <text:p text:style-name="P37">Answer: <text:s/>In one word “speed” of execution. <text:s/>Much less time is required to retrieve one datum from nearby cache that from distant memory (RAM).</text:p>
      <text:p text:style-name="P24"/>
      <text:p text:style-name="P24"/>
      <text:p text:style-name="P24"/>
      <text:p text:style-name="P14"><text:span text:style-name="T7"/></text:p>
      <text:p text:style-name="P71"><text:span text:style-name="T7">12. <text:s/>Show a block of X86 instructions that will perform as follows. <text:s/>Divide r14 by r15 and place the quotient in r8 and the remainder in r9. <text:s text:c="2"/></text:span><text:span text:style-name="T9">Your answer must be valid for use with both large integers and with integers near 0. <text:s/>We assume r15 is not zero. <text:s text:c="2"/></text:span><text:span text:style-name="T13">[6]</text:span></text:p>
      <text:p text:style-name="P60"/>
      <text:p text:style-name="P48"><text:span text:style-name="T9">A</text:span><text:span text:style-name="T7">nswer</text:span></text:p>
      <text:p text:style-name="P38"><text:tab/>mov rax, r14</text:p>
      <text:p text:style-name="P38"><text:tab/>cqo</text:p>
      <text:p text:style-name="P38"><text:tab/>idvi r15</text:p>
      <text:p text:style-name="P38"><text:tab/>mov r8,rax</text:p>
      <text:p text:style-name="P38"><text:tab/>mov r9,rdx</text:p>
      <text:p text:style-name="P38"/>
      <text:p text:style-name="P38"/>
      <text:p text:style-name="P38"/>
      <text:p text:style-name="P38"/>
      <text:p text:style-name="P25">13. <text:s/>Name the defining characteristics of a Van Neumann computer. <text:s text:c="2"/><text:span text:style-name="T36">[4]</text:span></text:p>
      <text:p text:style-name="P25"/>
      <text:p text:style-name="P38">Answer: <text:s/>The definition states that any computing machine having all five properties listed below is in the class of Von Neumann computers.</text:p>
      <text:p text:style-name="P38"/>
      <text:p text:style-name="P38"><text:tab/>There are input devices: mouse, keyboard, light pen, etc</text:p>
      <text:p text:style-name="P38"><text:tab/>There is volatile storage, aka memory.</text:p>
      <text:p text:style-name="P38"><text:tab/>There is persistent storage, aka HDD, SSD, NVMe</text:p>
      <text:p text:style-name="P38"><text:tab/>There is a CPU</text:p>
      <text:p text:style-name="P25"><text:tab/><text:span text:style-name="T32">There is a connecting data path called “bus”.</text:span></text:p>
      <text:p text:style-name="P25"/>
      <text:p text:style-name="P25"/>
      <text:p text:style-name="P25"/>
      <text:p text:style-name="P25"/>
      <text:p text:style-name="P25">14. <text:s/>What is the last word of text in the textbook on page 77 not including “Page 77”? <text:s text:c="2"/><text:span text:style-name="T36">[4]</text:span></text:p>
      <text:p text:style-name="P25"/>
      <text:p text:style-name="P39">Answer: <text:s/>cqo</text:p>
      <text:p text:style-name="P25"/>
      <text:p text:style-name="P25"/>
      <text:p text:style-name="P25"/>
      <text:p text:style-name="P25"/>
      <text:p text:style-name="P25">15. <text:s/>How do you place 64 bits of binary zeros in r8 without use of the “mov” instruction? <text:s text:c="2"/><text:span text:style-name="T37">[4]</text:span></text:p>
      <text:p text:style-name="P25"/>
      <text:p text:style-name="P39">Answer: <text:s/>xor r8,r8</text:p>
      <text:p text:style-name="P25"/>
      <text:p text:style-name="P25"/>
      <text:p text:style-name="P25"/>
      <text:p text:style-name="P25"/>
      <text:p text:style-name="P25">16. <text:s/>What are five components of the programmer’s “tool chain”? <text:s text:c="2"/><text:span text:style-name="T37">[4]</text:span></text:p>
      <text:p text:style-name="P25"/>
      <text:p text:style-name="P39">Answer: <text:s/>Debugger, Compiler, Editor, Linker, Loader</text:p>
      <text:p text:style-name="P25"/>
      <text:p text:style-name="P57">17. <text:s text:c="2"/>Show a block of an x86 program that implements the following dialog.</text:p>
      <text:p text:style-name="P25"/>
      <text:p text:style-name="P16"><text:span text:style-name="T7"><text:tab/>Please enter the street address: <text:s/></text:span><text:span text:style-name="T15">3624 Bashtanchury Parkway</text:span></text:p>
      <text:p text:style-name="P25"><text:tab/>Oh. <text:s/>You live on Bastanchury Parkway</text:p>
      <text:p text:style-name="P25"/>
      <text:p text:style-name="P26">We will assume that all street numbers have 4 digits. <text:s/>The text in yellow is inputted by the user. <text:s text:c="2"/><text:span text:style-name="T37">[6]</text:span></text:p>
      <text:p text:style-name="P26"/>
      <text:p text:style-name="P41">Answer begins:</text:p>
      <text:p text:style-name="P27"/>
      <text:p text:style-name="P42">segment .data</text:p>
      <text:p text:style-name="P42">prompt db “Please enter the street address”, 0</text:p>
      <text:p text:style-name="P42">response db “Oh. <text:s/>You live on %s street”,0</text:p>
      <text:p text:style-name="P27"/>
      <text:p text:style-name="P42">segment .bss</text:p>
      <text:p text:style-name="P42">street_name resb 256</text:p>
      <text:p text:style-name="P27"/>
      <text:p text:style-name="P42">segment .text</text:p>
      <text:p text:style-name="P42"/>
      <text:p text:style-name="P42"/>
      <text:p text:style-name="P42">;===== Prompt for street name input</text:p>
      <text:p text:style-name="P69">mov rax,0</text:p>
      <text:p text:style-name="P69">mov rdi, prompt</text:p>
      <text:p text:style-name="P69">call printf</text:p>
      <text:p text:style-name="P42"/>
      <text:p text:style-name="P42">;<text:span text:style-name="T39">===== Input the street into char array: street_name</text:span></text:p>
      <text:p text:style-name="P69">mov rax,0</text:p>
      <text:p text:style-name="P69">mov rdi,street_name</text:p>
      <text:p text:style-name="P69">mov rsi,256</text:p>
      <text:p text:style-name="P69">mov rdx, [stdin]</text:p>
      <text:p text:style-name="P69">call fgets</text:p>
      <text:p text:style-name="P69"/>
      <text:p text:style-name="P42">;<text:span text:style-name="T34">========= Output street name without the number</text:span></text:p>
      <text:p text:style-name="P40">mov rax,0</text:p>
      <text:p text:style-name="P40">mov rdi, response</text:p>
      <text:p text:style-name="P40">mov rsi, street_name</text:p>
      <text:p text:style-name="P40">add rsi,5</text:p>
      <text:p text:style-name="P40">call printf</text:p>
      <text:p text:style-name="P26"/>
      <text:p text:style-name="P26"/>
      <text:p text:style-name="P26">;<text:span text:style-name="T40">Done</text:span></text:p>
      <text:p text:style-name="P26"/>
      <text:p text:style-name="P55"><text:span text:style-name="T7">18. <text:s/>This declaration is found in a C or C++ function. <text:s text:c="2"/></text:span><text:span text:style-name="T16">double treasure = 15.777;</text:span></text:p>
      <text:p text:style-name="P26"/>
      <text:p text:style-name="P26">Show that GDB command that will output the address where number of treasure is stored. <text:s/>Don’t output extra stuff only the address. <text:s text:c="2"/><text:span text:style-name="T37">[4]</text:span></text:p>
      <text:p text:style-name="P26"/>
      <text:p text:style-name="P39">Answer:<text:tab/>p/d <text:s/>&amp;treasure</text:p>
      <text:p text:style-name="P26"/>
      <text:p text:style-name="P26"/>
      <text:p text:style-name="P26"/>
      <text:p text:style-name="P26"/>
      <text:p text:style-name="P17"><text:span text:style-name="T7">19. <text:s/></text:span><text:span text:style-name="T10">This declaration is found in a C or C++ function: <text:s text:c="3"/>char name [46];</text:span></text:p>
      <text:p text:style-name="P29">We assume at least some of name has been filled with user input.</text:p>
      <text:p text:style-name="P29"/>
      <text:p text:style-name="P29">Show the GDB command that will output <text:span text:style-name="T42">the </text:span>string data <text:span text:style-name="T42">of</text:span> the array <text:s text:c="2"/><text:span text:style-name="T37">[4]</text:span></text:p>
      <text:p text:style-name="P29"/>
      <text:p text:style-name="P39">Answer: <text:s/>p/<text:span text:style-name="T43">s</text:span> <text:s/>name</text:p>
      <text:p text:style-name="P29"/>
      <text:p text:style-name="P29"/>
      <text:p text:style-name="P30">20 <text:s/>Continuation of the preceding question. <text:s/>Show the GDB command that will show the ascii values in decimal for each character stored in the array name. <text:s/>Output only decimal integers a<text:span text:style-name="T33">n</text:span>d no extra data. <text:s text:c="2"/><text:span text:style-name="T37">[4]</text:span></text:p>
      <text:p text:style-name="P30"/>
      <text:p text:style-name="P39">Answer: <text:s/>p/d <text:s/>name</text:p>
      <text:p text:style-name="P30"/>
      <text:p text:style-name="P30"/>
      <text:p text:style-name="P30"/>
      <text:p text:style-name="P30">21 <text:s/>Show the GDB command that output the quadword at the back of the activation record in hex. <text:s text:c="2"/><text:span text:style-name="T37">[4]</text:span></text:p>
      <text:p text:style-name="P30"/>
      <text:p text:style-name="P43">Answer: <text:s/>x/1xg $rbp</text:p>
      <text:p text:style-name="P30"/>
      <text:p text:style-name="P30"/>
      <text:p text:style-name="P30">22 <text:s/>Show the GDB command that will output the number of qwords in the current activation record. <text:s text:c="2"/><text:span text:style-name="T37">[4]</text:span></text:p>
      <text:p text:style-name="P30"/>
      <text:p text:style-name="P43">Answer: <text:s text:c="2"/>p/d ($rbp-$rsp)/8+1</text:p>
      <text:p text:style-name="P30"/>
      <text:p text:style-name="P30"/>
      <text:p text:style-name="P30">23. <text:s/>This array was declared in the .data segment:</text:p>
      <text:p text:style-name="P30"/>
      <text:p text:style-name="P30">conclusion db “The final result will be sent now”,10,0</text:p>
      <text:p text:style-name="P30"/>
      <text:p text:style-name="P30">Show the GDB command that will output the whole string in printable characters. <text:s text:c="2"/><text:span text:style-name="T37">[4]</text:span></text:p>
      <text:p text:style-name="P30"/>
      <text:p text:style-name="P44">Answer:<text:tab/>x/s &amp;<text:span text:style-name="T41">conclusion</text:span></text:p>
      <text:p text:style-name="P44"><text:tab/>or</text:p>
      <text:p text:style-name="P44"><text:tab/><text:tab/>p/s (char*)&amp;<text:span text:style-name="T41">conclusion</text:span></text:p>
      <text:p text:style-name="P28"/>
      <text:p text:style-name="P30"/>
      <text:p text:style-name="P58"><text:span text:style-name="T7">24. <text:s/></text:span><text:span text:style-name="T11">Show the GDB command that will output the address of </text:span><text:span text:style-name="T12">an</text:span><text:span text:style-name="T11"> array name</text:span><text:span text:style-name="T12">d</text:span><text:span text:style-name="T11"> “conclusion”. <text:s text:c="2"/></text:span><text:span text:style-name="T14">[4]</text:span></text:p>
      <text:p text:style-name="P49">[The array name and the data of the array are stored separately. <text:s/>This question is about storage of the array’s name not the storage of the array’s data.]</text:p>
      <text:p text:style-name="P26"/>
      <text:p text:style-name="P45">Answer:<text:tab/>p/x &amp;conclusion</text:p>
      <text:p text:style-name="P26"/>
      <text:p text:style-name="P26"/>
      <text:p text:style-name="P26"/>
      <text:p text:style-name="P26"/>
      <text:p text:style-name="P64">25. <text:s text:c="2"/>Show the GDB command that will output the low half of xmm5 in hex. <text:s text:c="2"/><text:span text:style-name="T37">[4]</text:span></text:p>
      <text:p text:style-name="P64"><text:span text:style-name="T38">[The output is an example of an IEEE number.]</text:span></text:p>
      <text:p text:style-name="P31"/>
      <text:p text:style-name="P46"><text:span text:style-name="T35">Answer: <text:s/></text:span>p/x $xmm5.v2_int64[0]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9"><text:span text:style-name="T17">Remember to p</text:span>ut your name and your email address on this test someplace.</text:p>
      <text:p text:style-name="P19"/>
      <text:p text:style-name="P32">Two pieces of ID help to better identify you.</text:p>
      <text:p text:style-name="P1"/>
      <text:p text:style-name="P18">Only submit an answer file in one of these formats: <text:s/>doc, docx, odt.</text:p>
      <text:p text:style-name="P18"/>
      <text:p text:style-name="P18">No pdf’s, <text:span text:style-name="T26">no jpegs</text:span>. <text:s/>They are too cumbersome to write one. <text:s/>Yes, I can write onto a pdf, but I don’t want to take the extra time to do i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o mono" svg:font-family="'Ubunto mono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5T16:17:44.133261265</meta:creation-date>
    <dc:date>2021-10-23T22:36:19.953280390</dc:date>
    <meta:editing-duration>PT1H31M16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8" meta:paragraph-count="158" meta:word-count="1670" meta:character-count="9261" meta:non-whitespace-character-count="7478"/>
  </office:meta>
</office:document-meta>
</file>